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Link/Joint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pi/2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2-pi/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pi/2</text:p>
          </table:table-cell>
          <table:table-cell office:value-type="float" office:value="-0.054" calcext:value-type="float">
            <text:p>-0.054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/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-pi/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3" calcext:value-type="float">
            <text:p>0.303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10:40:25.635049720</meta:creation-date>
    <dc:date>2017-06-21T13:08:46.745209636</dc:date>
    <meta:editing-duration>PT2H18M11S</meta:editing-duration>
    <meta:editing-cycles>1</meta:editing-cycles>
    <meta:document-statistic meta:table-count="1" meta:cell-count="35" meta:object-count="0"/>
    <meta:generator>LibreOffice/5.1.6.2$Linux_X86_64 LibreOffice_project/10m0$Build-2</meta:generator>
  </office:meta>
</office:document-meta>
</file>